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B00000033745B9F7C94E2045CB.png" manifest:media-type="image/png"/>
  <manifest:file-entry manifest:full-path="Pictures/10000201000004B0000003379156613E594B1513.png" manifest:media-type="image/png"/>
  <manifest:file-entry manifest:full-path="Pictures/10000201000004B0000003370AEBA4250E48B97A.png" manifest:media-type="image/png"/>
  <manifest:file-entry manifest:full-path="Pictures/10000201000004B000000337ED9F75999DD1FF8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5cm" fo:text-indent="0cm"/>
    </style:style>
    <style:style style:name="T1" style:family="text">
      <style:text-properties fo:color="#000000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PFE / MT</text:p>
          </draw:text-box>
        </draw:frame>
        <draw:frame presentation:style-name="pr2" draw:text-style-name="P1" draw:layer="layout" svg:width="24.639cm" svg:height="7.2cm" svg:x="1.4cm" svg:y="13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1" draw:layer="layout" svg:width="21.4cm" svg:height="3.163cm" svg:x="1.4cm" svg:y="0.837cm" presentation:class="title">
          <draw:text-box>
            <text:p>Simulation</text:p>
          </draw:text-box>
        </draw:frame>
        <draw:frame presentation:style-name="pr5" draw:text-style-name="P1" draw:layer="layout" svg:width="24.639cm" svg:height="12.179cm" svg:x="1.4cm" svg:y="4.914cm" presentation:class="outline">
          <draw:text-box>
            <text:list text:style-name="L2">
              <text:list-item>
                <text:p>1 équipe de 2 robots, 4 sommets</text:p>
                <text:list>
                  <text:list-item>
                    <text:p>OK code </text:p>
                  </text:list-item>
                  <text:list-item>
                    <text:p>OK évaluation</text:p>
                  </text:list-item>
                </text:list>
              </text:list-item>
              <text:list-item>
                <text:p><text:span text:style-name="T1">1 équipe de 2 robots</text:span>, 6 sommets</text:p>
                <text:list>
                  <text:list-item>
                    <text:p>OK code</text:p>
                  </text:list-item>
                  <text:list-item>
                    <text:p>Évaluation en cours</text:p>
                  </text:list-item>
                </text:list>
              </text:list-item>
              <text:list-item>
                <text:p text:style-name="P3"><text:span text:style-name="T1">1 équipe de 3 robots</text:span>, 4 sommets</text:p>
                <text:list>
                  <text:list-item>
                    <text:p>OK code </text:p>
                  </text:list-item>
                  <text:list-item>
                    <text:p>problèmes de collision</text:p>
                  </text:list-item>
                </text:list>
              </text:list-item>
              <text:list-item>
                <text:p text:style-name="P3"><text:span text:style-name="T1">2 équipes de 2 robots</text:span>, 4 sommets</text:p>
                <text:list>
                  <text:list-item>
                    <text:p>Pas encore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text-style-name="P1" draw:layer="layout" svg:width="21.4cm" svg:height="3.163cm" svg:x="1.4cm" svg:y="0.837cm" presentation:class="title">
          <draw:text-box>
            <text:p>Ce qu’on peut essayer de montrer</text:p>
          </draw:text-box>
        </draw:frame>
        <draw:frame presentation:style-name="pr8" draw:text-style-name="P1" draw:layer="layout" svg:width="24.639cm" svg:height="12.179cm" svg:x="1.4cm" svg:y="4.914cm" presentation:class="outline">
          <draw:text-box>
            <text:list text:style-name="L2">
              <text:list-item>
                <text:p>Peinture au rouleau rapide et score faible</text:p>
              </text:list-item>
              <text:list-item>
                <text:p>Ski nordique score moyen et lent</text:p>
              </text:list-item>
              <text:list-item>
                <text:p>Investigation polygonale au dessus de peinture au rouleau</text:p>
                <text:list>
                  <text:list-item>
                    <text:p>1 équipe de 2 crawlers lent et bon score</text:p>
                  </text:list-item>
                  <text:list-item>
                    <text:p>k &gt; 1 équipe de n &gt; 2 crawlers, rapide et bon score</text:p>
                  </text:list-item>
                  <text:list-item>
                    <text:p>Nombre de sommet du polygone augmente avec le sc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 loext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 loext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 loext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 loext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5T09:35:11.106555337</meta:creation-date>
    <meta:editing-duration>PT1H59M39S</meta:editing-duration>
    <meta:editing-cycles>9</meta:editing-cycles>
    <meta:generator>LibreOffice/6.4.7.2$Linux_X86_64 LibreOffice_project/40$Build-2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3-05-25T16:30:42.324169162</dc:date>
    <meta:document-statistic meta:object-count="70"/>
  </office:meta>
</office:document-meta>
</file>